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>
      <loext:graphic-properties draw:fill-color="#86efac"/>
    </style:style>
    <style:style style:name="gr1" style:family="graphic">
      <style:graphic-properties draw:stroke="none" draw:fill-color="#86efac" draw:textarea-horizontal-align="justify" draw:textarea-vertical-align="middle" draw:auto-grow-height="false" fo:min-height="29.699cm" fo:min-width="5.9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 1" draw:style-name="gr1" draw:text-style-name="P1" svg:width="5.95cm" svg:height="29.699cm" svg:x="-2.357cm" svg:y="-2cm"><text:p/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7:20:35.155724535</meta:creation-date>
    <meta:generator>LibreOffice/25.8.0.4$Linux_X86_64 LibreOffice_project/48f00303701489684e67c38c28aff00cd5929e67</meta:generator>
    <dc:date>2025-08-29T18:10:45.786219692</dc:date>
    <meta:editing-duration>PT34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